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2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6583998336495855759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p text:style-name="P6"/>
      <text:p text:style-name="P6">Sun 1/22/17 <text:s/><text:span text:style-name="T1">6.3 miles</text:span></text:p>
      <text:p text:style-name="P6">I walked and ran 6 miles on hilly roads. <text:s/>I walked about 0.2 miles at the beginning of each half mile and averaged about 12:00/mile. <text:s/>Then I warmed down with a 0.3 mile walk.</text:p>
      <text:p text:style-name="P6"/>
      <text:p text:style-name="P6">Mon 1/23/17 <text:span text:style-name="T1">5.5 miles</text:span></text:p>
      <text:p text:style-name="P6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6"/>
      <text:p text:style-name="P6">Tues 1/24/17 <text:s/><text:span text:style-name="T1">4.5 miles</text:span></text:p>
      <text:p text:style-name="P6">I warmed up with ½ mile jog to indoor track and 1 mile on the indoor track with no shoes in 10:28 and rested 3 minutes.</text:p>
      <text:p text:style-name="P6">I walked and ran 3 miles with shoes on. <text:s/>I walked 0.16 miles at the beginning of each ½ mile and averaged 11:37/mile. <text:s/>My walking pace was about 14:40/mile and my running pace was about 10:10/mile.</text:p>
      <text:p text:style-name="P6">Note: <text:s/>I think a good routine for the middle miles of a 50 miler (where the course is flat and I want to average about 12:00/mile) would be:</text:p>
      <text:list xml:id="list4319022905522945974" text:style-name="L2">
        <text:list-item>
          <text:p text:style-name="P26">Walk 0.15 miles at the beginning of each ½ mile and then run the remaining 0.35 miles.</text:p>
        </text:list-item>
        <text:list-item>
          <text:p text:style-name="P26">If I want to average about 12:00/mile, the walking pace should be close 14:45/mile and the running pace should be close to 10:45/mile.</text:p>
        </text:list-item>
        <text:list-item>
          <text:p text:style-name="P26">Check the above: <text:s/>0.15 x 14.75 + 0.35 x 10.75 = 6 minutes. <text:s/>i.e. 6 minutes per ½ mile</text:p>
        </text:list-item>
      </text:list>
      <text:p text:style-name="P6"/>
      <text:p text:style-name="P6">Wed 1/25/17 <text:s/><text:span text:style-name="T1">5.5 miles</text:span></text:p>
      <text:p text:style-name="P6">½ mile jog to the indoor track and rested 3 minutes</text:p>
      <text:p text:style-name="P6">I ran 3 miles on the track with no shoes with the last ½ mile in 3:54, splits: 8:55, 8:42, 8:07.</text:p>
      <text:p text:style-name="P6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6"/>
      <text:p text:style-name="P6">Thur 1/26/17 <text:s/><text:span text:style-name="T1">4.25 miles</text:span></text:p>
      <text:p text:style-name="P6">I ran 4.25 miles on the indoor track with Tiffany, Sharon and Jim. <text:s/>Included was a 1 mile run in 8:55 during which we all took turns leading for ¼ mile. <text:s/></text:p>
      <text:list xml:id="list4883040035714377444" text:style-name="L3">
        <text:list-item>
          <text:list>
            <text:list-header>
              <text:p text:style-name="P2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6T11:55:07.43</dc:date>
    <dc:creator>James Lombardi</dc:creator>
    <meta:editing-duration>PT7H44M58S</meta:editing-duration>
    <meta:editing-cycles>43</meta:editing-cycles>
    <meta:document-statistic meta:table-count="0" meta:image-count="0" meta:object-count="0" meta:page-count="16" meta:paragraph-count="528" meta:word-count="5781" meta:character-count="28570"/>
  </office:meta>
</office:document-meta>
</file>